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Misc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5" table:base-cell-address="Misc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.J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9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2]=&quot;x&quot;;&quot;x&quot;;&quot;&quot;)" office:value-type="string" office:string-value="x" calcext:value-type="string">
            <text:p>x</text:p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 table:formula="of:=IF([.AJ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3]=&quot;x&quot;;&quot;x&quot;;&quot;&quot;)" office:value-type="string" office:string-value="x" calcext:value-type="string">
            <text:p>x</text:p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 table:formula="of:=IF([.AJ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4]=&quot;x&quot;;&quot;x&quot;;&quot;&quot;)" office:value-type="string" office:string-value="x" calcext:value-type="string">
            <text:p>x</text:p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 table:formula="of:=IF([.AJ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5]=&quot;x&quot;;&quot;x&quot;;&quot;&quot;)" office:value-type="string" office:string-value="x" calcext:value-type="string">
            <text:p>x</text:p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 table:formula="of:=IF([.AJ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6]=&quot;x&quot;;&quot;x&quot;;&quot;&quot;)" office:value-type="string" office:string-value="x" calcext:value-type="string">
            <text:p>x</text:p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 table:formula="of:=IF([.AJ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7]=&quot;x&quot;;&quot;x&quot;;&quot;&quot;)" office:value-type="string" office:string-value="x" calcext:value-type="string">
            <text:p>x</text:p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 table:formula="of:=IF([.AJ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8]=&quot;x&quot;;&quot;x&quot;;&quot;&quot;)" office:value-type="string" office:string-value="x" calcext:value-type="string">
            <text:p>x</text:p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 table:formula="of:=IF([.AJ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9]=&quot;x&quot;;&quot;x&quot;;&quot;&quot;)" office:value-type="string" office:string-value="x" calcext:value-type="string">
            <text:p>x</text:p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 table:formula="of:=IF([.AJ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0]=&quot;x&quot;;&quot;x&quot;;&quot;&quot;)" office:value-type="string" office:string-value="x" calcext:value-type="string">
            <text:p>x</text:p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 table:formula="of:=IF([.AJ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1]=&quot;x&quot;;&quot;x&quot;;&quot;&quot;)" office:value-type="string" office:string-value="x" calcext:value-type="string">
            <text:p>x</text:p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 table:formula="of:=IF([.AJ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2]=&quot;x&quot;;&quot;x&quot;;&quot;&quot;)" office:value-type="string" office:string-value="x" calcext:value-type="string">
            <text:p>x</text:p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 table:formula="of:=IF([.AJ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3]=&quot;x&quot;;&quot;x&quot;;&quot;&quot;)" office:value-type="string" office:string-value="x" calcext:value-type="string">
            <text:p>x</text:p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 table:formula="of:=IF([.AJ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M14]=&quot;x&quot;;&quot;x&quot;;&quot;&quot;)">
            <text:p/>
          </table:table-cell>
          <table:table-cell table:formula="of:=IF([.N14]=&quot;x&quot;;&quot;x&quot;;&quot;&quot;)" office:value-type="string" office:string-value="x" calcext:value-type="string">
            <text:p>x</text:p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 table:formula="of:=IF([.AJ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 table:formula="of:=IF([.AJ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 table:formula="of:=IF([.AJ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 table:formula="of:=IF([.AJ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M18]=&quot;x&quot;;&quot;x&quot;;&quot;&quot;)">
            <text:p/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 office:value-type="string" office:string-value="x" calcext:value-type="string">
            <text:p>x</text:p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 table:formula="of:=IF([.AJ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M19]=&quot;x&quot;;&quot;x&quot;;&quot;&quot;)">
            <text:p/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 office:value-type="string" office:string-value="x" calcext:value-type="string">
            <text:p>x</text:p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 table:formula="of:=IF([.AJ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 office:value-type="string" office:string-value="x" calcext:value-type="string">
            <text:p>x</text:p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 table:formula="of:=IF([.AJ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 office:value-type="string" office:string-value="x" calcext:value-type="string">
            <text:p>x</text:p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 table:formula="of:=IF([.AJ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 office:value-type="string" office:string-value="x" calcext:value-type="string">
            <text:p>x</text:p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 table:formula="of:=IF([.AJ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 office:value-type="string" office:string-value="x" calcext:value-type="string">
            <text:p>x</text:p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 table:formula="of:=IF([.AJ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 office:value-type="string" office:string-value="x" calcext:value-type="string">
            <text:p>x</text:p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 table:formula="of:=IF([.AJ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 office:value-type="string" office:string-value="x" calcext:value-type="string">
            <text:p>x</text:p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 table:formula="of:=IF([.AJ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 office:value-type="string" office:string-value="x" calcext:value-type="string">
            <text:p>x</text:p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 table:formula="of:=IF([.AJ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 office:value-type="string" office:string-value="x" calcext:value-type="string">
            <text:p>x</text:p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 table:formula="of:=IF([.AJ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 office:value-type="string" office:string-value="x" calcext:value-type="string">
            <text:p>x</text:p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 table:formula="of:=IF([.AJ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 office:value-type="string" office:string-value="x" calcext:value-type="string">
            <text:p>x</text:p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 table:formula="of:=IF([.AJ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 office:value-type="string" office:string-value="x" calcext:value-type="string">
            <text:p>x</text:p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 table:formula="of:=IF([.AJ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 office:value-type="string" office:string-value="x" calcext:value-type="string">
            <text:p>x</text:p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 table:formula="of:=IF([.AJ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 office:value-type="string" office:string-value="x" calcext:value-type="string">
            <text:p>x</text:p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 table:formula="of:=IF([.AJ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 office:value-type="string" office:string-value="x" calcext:value-type="string">
            <text:p>x</text:p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 table:formula="of:=IF([.AJ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 office:value-type="string" office:string-value="x" calcext:value-type="string">
            <text:p>x</text:p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 table:formula="of:=IF([.AJ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 office:value-type="string" office:string-value="x" calcext:value-type="string">
            <text:p>x</text:p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 table:formula="of:=IF([.AJ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 office:value-type="string" office:string-value="x" calcext:value-type="string">
            <text:p>x</text:p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 table:formula="of:=IF([.AJ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 office:value-type="string" office:string-value="x" calcext:value-type="string">
            <text:p>x</text:p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 table:formula="of:=IF([.AJ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 table:formula="of:=IF([.AJ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 table:formula="of:=IF([.AJ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 table:formula="of:=IF([.AJ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 table:formula="of:=IF([.AJ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 office:value-type="string" office:string-value="x" calcext:value-type="string">
            <text:p>x</text:p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 table:formula="of:=IF([.AJ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 office:value-type="string" office:string-value="x" calcext:value-type="string">
            <text:p>x</text:p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 table:formula="of:=IF([.AJ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 office:value-type="string" office:string-value="x" calcext:value-type="string">
            <text:p>x</text:p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 table:formula="of:=IF([.AJ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 office:value-type="string" office:string-value="x" calcext:value-type="string">
            <text:p>x</text:p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 table:formula="of:=IF([.AJ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 office:value-type="string" office:string-value="x" calcext:value-type="string">
            <text:p>x</text:p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 table:formula="of:=IF([.AJ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 office:value-type="string" office:string-value="x" calcext:value-type="string">
            <text:p>x</text:p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 table:formula="of:=IF([.AJ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 office:value-type="string" office:string-value="x" calcext:value-type="string">
            <text:p>x</text:p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 table:formula="of:=IF([.AJ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 office:value-type="string" office:string-value="x" calcext:value-type="string">
            <text:p>x</text:p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 table:formula="of:=IF([.AJ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 table:formula="of:=IF([.AJ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 table:formula="of:=IF([.AJ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 table:formula="of:=IF([.AJ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 table:formula="of:=IF([.AJ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 table:formula="of:=IF([.AJ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 table:formula="of:=IF([.AJ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 table:formula="of:=IF([.AJ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 table:formula="of:=IF([.AJ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 table:formula="of:=IF([.AJ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 table:formula="of:=IF([.AJ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 table:formula="of:=IF([.AJ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 table:formula="of:=IF([.AJ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 table:formula="of:=IF([.AJ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 table:formula="of:=IF([.AJ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 table:formula="of:=IF([.AJ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 table:formula="of:=IF([.AJ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 table:formula="of:=IF([.AJ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 table:formula="of:=IF([.AJ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 table:formula="of:=IF([.AJ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 table:formula="of:=IF([.AJ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 table:formula="of:=IF([.AJ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 table:formula="of:=IF([.AJ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 table:formula="of:=IF([.AJ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 table:formula="of:=IF([.AJ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 table:formula="of:=IF([.AJ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 table:formula="of:=IF([.AJ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 table:formula="of:=IF([.AJ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 table:formula="of:=IF([.AJ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 table:formula="of:=IF([.AJ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 table:formula="of:=IF([.AJ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 table:formula="of:=IF([.AJ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 table:formula="of:=IF([.AJ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 table:formula="of:=IF([.AJ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 table:formula="of:=IF([.AJ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 table:formula="of:=IF([.AJ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 table:formula="of:=IF([.AJ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 table:formula="of:=IF([.AJ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 table:formula="of:=IF([.AJ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 table:formula="of:=IF([.AJ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 table:formula="of:=IF([.AJ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 table:formula="of:=IF([.AJ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 table:formula="of:=IF([.AJ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 table:formula="of:=IF([.AJ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 table:formula="of:=IF([.AJ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 table:formula="of:=IF([.AJ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 table:formula="of:=IF([.AJ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 table:formula="of:=IF([.AJ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 table:formula="of:=IF([.AJ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 table:formula="of:=IF([.AJ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 table:formula="of:=IF([.AJ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 table:formula="of:=IF([.AJ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 table:formula="of:=IF([.AJ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 table:formula="of:=IF([.AJ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 table:formula="of:=IF([.AJ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 table:formula="of:=IF([.AJ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 table:formula="of:=IF([.AJ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 table:formula="of:=IF([.AJ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 table:formula="of:=IF([.AJ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 table:formula="of:=IF([.AJ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 table:formula="of:=IF([.AJ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 table:formula="of:=IF([.AJ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 table:formula="of:=IF([.AJ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 table:formula="of:=IF([.AJ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 table:formula="of:=IF([.AJ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 table:formula="of:=IF([.AJ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 table:formula="of:=IF([.AJ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 table:formula="of:=IF([.AJ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 table:formula="of:=IF([.AJ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 table:formula="of:=IF([.AJ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 table:formula="of:=IF([.AJ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 table:formula="of:=IF([.AJ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 table:formula="of:=IF([.AJ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 table:formula="of:=IF([.AJ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 table:formula="of:=IF([.AJ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 table:formula="of:=IF([.AJ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 table:formula="of:=IF([.AJ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 table:formula="of:=IF([.AJ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 table:formula="of:=IF([.AJ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 table:formula="of:=IF([.AJ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 table:formula="of:=IF([.AJ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K2:Channels.K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9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9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9"/>
          <table:table-cell table:number-columns-repeated="8"/>
          <table:table-cell table:style-name="ce30"/>
          <table:table-cell table:style-name="ce32" table:content-validation-name="val9"/>
          <table:table-cell table:number-columns-repeated="9"/>
          <table:table-cell table:style-name="ce32" table:content-validation-name="val9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9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9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9-29T00:43:53</dc:date>
    <meta:editing-cycles>270</meta:editing-cycles>
    <meta:editing-duration>PT22H22M</meta:editing-duration>
    <meta:generator>LibreOffice/7.4.2.3$MacOSX_X86_64 LibreOffice_project/382eef1f22670f7f4118c8c2dd222ec7ad009daf</meta:generator>
    <meta:document-statistic meta:table-count="5" meta:cell-count="6849" meta:object-count="0"/>
    <meta:user-defined meta:name="AppVersion">15.0000</meta:user-defined>
  </office:meta>
</office:document-meta>
</file>